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rint 2:</text:p>
      <text:p text:style-name="Standard">Desarrollo de una comunicación entre dos clientes.</text:p>
      <text:p text:style-name="Standard"/>
      <text:p text:style-name="Standard">Objetivos.</text:p>
      <text:p text:style-name="Standard">Nuestra aplicación será capaz de conseguir la primera comunicación de WebRTC entre dos clientes.</text:p>
      <text:p text:style-name="Standard"/>
      <text:p text:style-name="Standard">Tareas:</text:p>
      <text:p text:style-name="Standard">Creación de la sala WebRTC pública.</text:p>
      <text:p text:style-name="Standard"/>
      <text:p text:style-name="Standard">Proceso:</text:p>
      <text:p text:style-name="Standard"/>
      <text:p text:style-name="Standard">Primero es hacer una plantilla en jade para nuestra sala.</text:p>
      <text:p text:style-name="Standard"/>
      <text:p text:style-name="Standard">Como sólo será para dos personas, en ella tendremos dos divisiones, una para cada stream.</text:p>
      <text:p text:style-name="Standard"/>
      <text:p text:style-name="Standard">Y añadimos la correspondiente linea en el router para que nos la devuelva el servidor</text:p>
      <text:p text:style-name="Standard"/>
      <text:p text:style-name="Standard"><text:tab/>app.get('/room/:room', function(req, res) { </text:p>
      <text:p text:style-name="Standard"><text:tab/><text:tab/>res.render('room', { </text:p>
      <text:p text:style-name="Standard"><text:tab/><text:tab/><text:tab/><text:tab/>title : 'Room', </text:p>
      <text:p text:style-name="Standard"><text:tab/><text:tab/><text:tab/><text:tab/>udata : req.session.user </text:p>
      <text:p text:style-name="Standard"><text:tab/><text:tab/><text:tab/>}); </text:p>
      <text:p text:style-name="Standard"><text:tab/>});</text:p>
      <text:p text:style-name="Standard"/>
      <text:p text:style-name="Standard">Como las salas tendrán un ID, al ponerlo de esa manera, lincará todas las salas tengan el id que tengan.</text:p>
      <text:p text:style-name="Standard"/>
      <text:p text:style-name="Standard">La parte más importante para acceder a la sala, es tener un token válido, de manera que cuando el cliente nos pida un token, lo hará por una petición post en ajax y le enviaremos el token que obtenemos en el servidor con el api de nuve.</text:p>
      <text:p text:style-name="Standard"/>
      <text:p text:style-name="Standard"/>
      <text:p text:style-name="Standard">Por lo tanto tendremos que añadir la petición correspondiente al router.</text:p>
      <text:p text:style-name="Standard">Y poniendo arriba de todo la definición de la variable N:</text:p>
      <text:p text:style-name="Standard">var N = require('./nuve');</text:p>
      <text:p text:style-name="Standard"/>
      <text:p text:style-name="Standard"><text:tab/>….</text:p>
      <text:p text:style-name="Standard"/>
      <text:p text:style-name="Standard"><text:tab/>//necesario para la API de NUVE </text:p>
      <text:p text:style-name="Standard"><text:tab/>app.post('/createToken/:room', function (req, res) { </text:p>
      <text:p text:style-name="Standard"><text:tab/><text:tab/>"use strict"; </text:p>
      <text:p text:style-name="Standard"><text:tab/><text:tab/>var room = req.params.room, </text:p>
      <text:p text:style-name="Standard"><text:tab/><text:tab/><text:tab/>username = req.body.username, </text:p>
      <text:p text:style-name="Standard"><text:tab/><text:tab/><text:tab/>role = req.body.role; </text:p>
      <text:p text:style-name="Standard"><text:tab/><text:tab/>N.API.createToken(room, username, role, function (token) { </text:p>
      <text:p text:style-name="Standard"><text:tab/><text:tab/><text:tab/>console.log("token created " + token); </text:p>
      <text:p text:style-name="Standard"><text:tab/><text:tab/><text:tab/>res.send(token); </text:p>
      <text:p text:style-name="Standard"><text:tab/><text:tab/>}); </text:p>
      <text:p text:style-name="Standard"><text:tab/>});</text:p>
      <text:p text:style-name="Standard"/>
      <text:p text:style-name="Standard"/>
      <text:p text:style-name="Standard"/>
      <text:p text:style-name="Standard"><text:soft-page-break/>En el cliente necesitaremos el API de erizo, que lo obtenemos de la carpeta licode y lo dejamos en la carpeta public/js de nuestra aplicación. También necesitaremos un controlador para la sala donde haremos todo el comportamiento de la misma.</text:p>
      <text:p text:style-name="Standard"/>
      <text:p text:style-name="Standard">Las partes importantes son:</text:p>
      <text:p text:style-name="Standard"/>
      <text:p text:style-name="Standard">localStream = Erizo.Stream({audio: true, video: true, data: true, screen: screen, videoSize: [640, 480, 640, 480]});</text:p>
      <text:p text:style-name="Standard"/>
      <text:p text:style-name="Standard">donde creamos nuestro Stream local</text:p>
      <text:p text:style-name="Standard"/>
      <text:p text:style-name="Standard">Cuando se ejecute esa linea, en el navegador saldrá un aviso de si permitimos que tome control de nuestra web cam y micrófono.</text:p>
      <text:p text:style-name="Standard"/>
      <text:p text:style-name="Standard">Sea afirmativo o negativo se ejecutarán dos eventos.</text:p>
      <text:p text:style-name="Standard"><text:tab/>access-deniend y access-acceted</text:p>
      <text:p text:style-name="Standard"><text:tab/>Añadimos los eventos a nuestro streamLocal de la siguiente manera.</text:p>
      <text:p text:style-name="Standard"/>
      <text:p text:style-name="Standard"><text:tab/><text:tab/>localStream.addEventListener("access-denied", function () {</text:p>
      <text:p text:style-name="Standard"><text:tab/><text:tab/><text:tab/>console.log("Access to webcam and microphone rejected");</text:p>
      <text:p text:style-name="Standard"><text:tab/><text:tab/>});</text:p>
      <text:p text:style-name="Standard"></text:p>
      <text:p text:style-name="Standard"><text:tab/><text:tab/>localStream.addEventListener("access-accepted", function () {</text:p>
      <text:p text:style-name="Standard"><text:tab/><text:tab/><text:tab/>console.log("Access to webcam and microphone acepted");</text:p>
      <text:p text:style-name="Standard"><text:tab/><text:tab/>});</text:p>
      <text:p text:style-name="Standard"/>
      <text:p text:style-name="Standard">Lo siguiente será obtener un token para la sala de modo que creamos la función que nos hará la petición ajax para obtener el token. La roomId la obtenemos de la url con otra función, recordemos que para acceder a la room la url será del tipo. https://server:8001/room/ID</text:p>
      <text:p text:style-name="Standard"/>
      <text:p text:style-name="Standard">var createToken = function(roomId, userName, role, callback) {</text:p>
      <text:p text:style-name="Standard"></text:p>
      <text:p text:style-name="Standard"><text:tab/><text:tab/>var req = new XMLHttpRequest();</text:p>
      <text:p text:style-name="Standard"><text:tab/><text:tab/>var url = serverUrl + 'createToken/' + roomId;</text:p>
      <text:p text:style-name="Standard"><text:tab/><text:tab/>var body = {username: userName, role: role};</text:p>
      <text:p text:style-name="Standard"></text:p>
      <text:p text:style-name="Standard"><text:tab/><text:tab/>req.onreadystatechange = function () {</text:p>
      <text:p text:style-name="Standard"><text:tab/><text:tab/> <text:s/>if (req.readyState === 4) { //datos ya recibidos</text:p>
      <text:p text:style-name="Standard"><text:tab/><text:tab/><text:tab/>callback(req.responseText);</text:p>
      <text:p text:style-name="Standard"><text:tab/><text:tab/> <text:s/>}</text:p>
      <text:p text:style-name="Standard"><text:tab/><text:tab/>};</text:p>
      <text:p text:style-name="Standard"></text:p>
      <text:p text:style-name="Standard"><text:tab/><text:tab/>req.open('POST', url, true);</text:p>
      <text:p text:style-name="Standard"><text:tab/><text:tab/>req.setRequestHeader('Content-Type', 'application/json');</text:p>
      <text:p text:style-name="Standard"><text:tab/><text:tab/>req.send(JSON.stringify(body));</text:p>
      <text:p text:style-name="Standard"><text:tab/>};</text:p>
      <text:p text:style-name="Standard"/>
      <text:p text:style-name="Standard"/>
      <text:p text:style-name="Standard">Una vez obtenido el token podremos usar el API de erizo para obtener el link a la sala.</text:p>
      <text:p text:style-name="Standard"/>
      <text:p text:style-name="Standard">room = Erizo.Room({token: token});</text:p>
      <text:p text:style-name="Standard"/>
      <text:p text:style-name="Standard"><text:soft-page-break/>Una sala también tiene diferente tipos de eventos que añadiremos entre otros los siguientes.</text:p>
      <text:p text:style-name="Standard"/>
      <text:p text:style-name="Standard">Cuando nos conectamos a la sala, cuando nos desconectamos, cuando se añade un stream, cuando se subscribe a otro y cuando se quita un stream.</text:p>
      <text:p text:style-name="Standard"/>
      <text:p text:style-name="Standard"><text:tab/>Cuando nos conectamos a la sala necesitamos susbcribirnos a los streams que ya están, y de la misma manera cuando se añade un stream nuevo debemos subscribirnos para obtener sus eventos.</text:p>
      <text:p text:style-name="Standard"/>
      <text:p text:style-name="Standard">var subscribeToStreams = function (streams) {</text:p>
      <text:p text:style-name="Standard"><text:s text:c="16"/>for (var index in streams) {</text:p>
      <text:p text:style-name="Standard"><text:s text:c="18"/>var stream = streams[index];</text:p>
      <text:p text:style-name="Standard"><text:s text:c="18"/>if (localStream.getID() !== stream.getID()) {</text:p>
      <text:p text:style-name="Standard"><text:s text:c="20"/>room.subscribe(stream);</text:p>
      <text:p text:style-name="Standard"><text:s text:c="18"/>}</text:p>
      <text:p text:style-name="Standard"><text:s text:c="16"/>}</text:p>
      <text:p text:style-name="Standard"><text:s text:c="12"/>};</text:p>
      <text:p text:style-name="Standard"/>
      <text:p text:style-name="Standard"><text:tab/>Además cuando nos conectamos tenemos que publicar nuestro stream local.</text:p>
      <text:p text:style-name="Standard"><text:tab/><text:tab/><text:tab/>room.addEventListener("room-connected", function (roomEvent) {</text:p>
      <text:p text:style-name="Standard"><text:tab/><text:tab/><text:tab/><text:tab/>room.publish(localStream, {maxVideoBW: 300});</text:p>
      <text:p text:style-name="Standard"><text:tab/><text:tab/><text:tab/><text:tab/>console.log("Connected");</text:p>
      <text:p text:style-name="Standard"><text:tab/><text:tab/><text:tab/><text:tab/>subscribeToStreams(roomEvent.streams);</text:p>
      <text:p text:style-name="Standard"><text:tab/><text:tab/><text:tab/>});</text:p>
      <text:p text:style-name="Standard"></text:p>
      <text:p text:style-name="Standard"><text:tab/><text:tab/><text:tab/>room.addEventListener("room-disconnected", function(roomEvent) {</text:p>
      <text:p text:style-name="Standard"><text:tab/><text:tab/><text:tab/><text:tab/>console.log("Disconnected");</text:p>
      <text:p text:style-name="Standard"><text:tab/><text:tab/><text:tab/>});</text:p>
      <text:p text:style-name="Standard"/>
      <text:p text:style-name="Standard"><text:tab/><text:tab/><text:tab/>room.addEventListener("stream-added", function (streamEvent) {</text:p>
      <text:p text:style-name="Standard"><text:tab/><text:tab/><text:tab/><text:tab/>console.log("stream-added");</text:p>
      <text:p text:style-name="Standard"><text:tab/><text:tab/><text:tab/><text:tab/>var streams = [];</text:p>
      <text:p text:style-name="Standard"><text:s text:c="16"/><text:tab/><text:tab/><text:tab/>streams.push(streamEvent.stream);</text:p>
      <text:p text:style-name="Standard"><text:tab/><text:tab/><text:tab/><text:tab/>subscribeToStreams(streams)</text:p>
      <text:p text:style-name="Standard"><text:tab/><text:tab/><text:tab/>});</text:p>
      <text:p text:style-name="Standard"/>
      <text:p text:style-name="Standard"/>
      <text:p text:style-name="Standard">Cuando nos subscrimos a un nuevo stream, lo que haremos es mostrarlo en la division que reservamos para él. Con la función show(“ID de la div”);</text:p>
      <text:p text:style-name="Standard"/>
      <text:p text:style-name="Standard"/>
      <text:p text:style-name="Standard"><text:tab/><text:tab/><text:tab/>room.addEventListener("stream-subscribed", function(streamEvent) {</text:p>
      <text:p text:style-name="Standard"><text:tab/><text:tab/><text:tab/><text:tab/>var stream = streamEvent.stream;</text:p>
      <text:p text:style-name="Standard"><text:tab/><text:tab/><text:tab/><text:tab/>stream.show("video-container2");</text:p>
      <text:p text:style-name="Standard"><text:tab/><text:tab/><text:tab/><text:tab/>console.log("stream subcribed");</text:p>
      <text:p text:style-name="Standard"><text:tab/><text:tab/><text:tab/>});</text:p>
      <text:p text:style-name="Standard"/>
      <text:p text:style-name="Standard">Cuando un cliente se va de la sala, tendremos que desusbcrirnos a él. Y en caso de que el evento lo produzamos nosotros, dejamos de publicar nuestro stream local.</text:p>
      <text:p text:style-name="Standard"></text:p>
      <text:p text:style-name="Standard"><text:tab/><text:tab/><text:tab/>room.addEventListener("stream-removed", function (streamEvent) {</text:p>
      <text:p text:style-name="Standard"><text:tab/><text:tab/><text:tab/><text:tab/>var stream = streamEvent.stream;</text:p>
      <text:p text:style-name="Standard"><text:soft-page-break/><text:tab/><text:tab/><text:tab/><text:tab/>if (localStream.getID() === stream.getID()){</text:p>
      <text:p text:style-name="Standard"><text:tab/><text:tab/><text:tab/><text:tab/><text:tab/>room.unpublish(localStream);</text:p>
      <text:p text:style-name="Standard"><text:tab/><text:tab/><text:tab/><text:tab/><text:tab/>room.disconnect();</text:p>
      <text:p text:style-name="Standard"><text:tab/><text:tab/><text:tab/><text:tab/>}</text:p>
      <text:p text:style-name="Standard"><text:tab/><text:tab/><text:tab/><text:tab/>room.unsubscribe(stream);</text:p>
      <text:p text:style-name="Standard"><text:tab/><text:tab/><text:tab/>});</text:p>
      <text:p text:style-name="Standard"/>
      <text:p text:style-name="Standard"><text:tab/>por último una vez añadidos los eventos, nos conetamos a la sala:</text:p>
      <text:p text:style-name="Standard"><text:tab/><text:tab/><text:tab/><text:tab/>room.connect();</text:p>
      <text:p text:style-name="Standard"/>
      <text:p text:style-name="Standard"><text:tab/>y para poder vernos a nostros mismos en la división usamos la función show</text:p>
      <text:p text:style-name="Standard"><text:tab/><text:tab/><text:tab/>localStream.show("video-container");</text:p>
      <text:p text:style-name="Standard"></text:p>
      <text:p text:style-name="Standard"><text:tab/>evidentemente todas estás funciones van dentro de</text:p>
      <text:p text:style-name="Standard"/>
      <text:p text:style-name="Standard">localStream.addEventListener("access-accepted", function () {</text:p>
      <text:p text:style-name="Standard"><text:tab/><text:tab/><text:tab/>console.log("Access to webcam and microphone acepted");</text:p>
      <text:p text:style-name="Standard"/>
      <text:p text:style-name="Standard"><text:tab/></text:p>
      <text:p text:style-name="Standard">ya que haremos todo esto si el cliente acepta que usemos la cámara y el micrófono</text:p>
      <text:p text:style-name="Standard"/>
      <text:p text:style-name="Standard">por último y ya finalizando el script del cliente, iniciamos el stream local</text:p>
      <text:p text:style-name="Standard"/>
      <text:p text:style-name="Standard"><text:tab/><text:tab/>localStream.init();</text:p>
      <text:p text:style-name="Standard"/>
      <text:p text:style-name="Standard"/>
      <text:p text:style-name="Standard">Ahora, necesitamos crear la sala con el API de nuve:</text:p>
      <text:p text:style-name="Standard"/>
      <text:p text:style-name="Standard">var nothing = function(){</text:p>
      <text:p text:style-name="Standard"><text:tab/>console.log("nothing in createRoom p2p");</text:p>
      <text:p text:style-name="Standard">}</text:p>
      <text:p text:style-name="Standard"/>
      <text:p text:style-name="Standard"/>
      <text:p text:style-name="Standard"><text:s/>N.API.createRoom('public', function (roomID) {</text:p>
      <text:p text:style-name="Standard"><text:tab/><text:tab/> <text:s text:c="7"/>myRoom = roomID._id;</text:p>
      <text:p text:style-name="Standard"><text:tab/><text:tab/> <text:s text:c="7"/>console.log('Created room ', myRoom);</text:p>
      <text:p text:style-name="Standard"><text:tab/><text:tab/> <text:s text:c="3"/>},nothing,{p2p: true});</text:p>
      <text:p text:style-name="Standard"/>
      <text:p text:style-name="Standard">Esto lo creamos en app para que nos cree la sala en modo p2p, para que los navegadores se conecten el uno con el otro.</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0:12:43</meta:creation-date>
    <meta:generator>LibreOffice/3.5$Linux_x86 LibreOffice_project/350m1$Build-2</meta:generator>
    <dc:date>2014-04-03T18:01:52</dc:date>
    <meta:editing-duration>PT29M34S</meta:editing-duration>
    <meta:editing-cycles>17</meta:editing-cycles>
    <meta:document-statistic meta:table-count="0" meta:image-count="0" meta:object-count="0" meta:page-count="4" meta:paragraph-count="131" meta:word-count="815" meta:character-count="6205" meta:non-whitespace-character-count="5070"/>
  </office:meta>
</office:document-meta>
</file>